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4ec9b0"/>
    </style:style>
    <style:style style:name="T5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</text:span> <text:span text:style-name="T2">org.apache.spark.ml.classification.NaiveBayes</text:span></text:p>
      <text:p text:style-name="P1"><text:span text:style-name="T1">import</text:span> <text:span text:style-name="T2">org.apache.spark.ml.evaluation.MulticlassClassificationEvaluator</text:span></text:p>
      <text:p text:style-name="P3"/>
      <text:p text:style-name="P2">// Load the data stored in LIBSVM format as a DataFrame.</text:p>
      <text:p text:style-name="P1"><text:span text:style-name="T1">val</text:span> data = spark.read.format(<text:span text:style-name="T3">"libsvm"</text:span>).load(<text:span text:style-name="T3">"data/mllib/sample_libsvm_data.txt"</text:span>)</text:p>
      <text:p text:style-name="P3"/>
      <text:p text:style-name="P2">// Split the data into training and test sets (30% held out for testing)</text:p>
      <text:p text:style-name="P1"><text:span text:style-name="T1">val</text:span> Array(trainingData, testData) = data.randomSplit(<text:span text:style-name="T4">Array</text:span>(<text:span text:style-name="T5">0.7</text:span>, <text:span text:style-name="T5">0.3</text:span>), seed = <text:span text:style-name="T5">1234L</text:span>)</text:p>
      <text:p text:style-name="P3"/>
      <text:p text:style-name="P2">// Train a NaiveBayes model.</text:p>
      <text:p text:style-name="P1"><text:span text:style-name="T1">val</text:span> model = <text:span text:style-name="T1">new</text:span> <text:span text:style-name="T4">NaiveBayes</text:span>().fit(trainingData)</text:p>
      <text:p text:style-name="P3"/>
      <text:p text:style-name="P2">// Select example rows to display.</text:p>
      <text:p text:style-name="P1"><text:span text:style-name="T1">val</text:span> predictions = model.transform(testData)</text:p>
      <text:p text:style-name="P1">predictions.show()</text:p>
      <text:p text:style-name="P3"/>
      <text:p text:style-name="P2">// Select (prediction, true label) and compute test error</text:p>
      <text:p text:style-name="P1"><text:span text:style-name="T1">val</text:span> evaluator = <text:span text:style-name="T1">new</text:span> <text:span text:style-name="T4">MulticlassClassificationEvaluator</text:span>().setLabelCol(<text:span text:style-name="T3">"label"</text:span>).setPredictionCol(<text:span text:style-name="T3">"prediction"</text:span>).setMetricName(<text:span text:style-name="T3">"accuracy"</text:span>)</text:p>
      <text:p text:style-name="P3"/>
      <text:p text:style-name="P1"><text:span text:style-name="T1">val</text:span> accuracy = evaluator.evaluate(predictions)</text:p>
      <text:p text:style-name="P1">println(<text:span text:style-name="T3">"Test set accuracy = "</text:span> + accuracy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4:13:27.466881286</meta:creation-date>
    <dc:date>2019-04-14T14:15:00.456759669</dc:date>
    <meta:editing-duration>PT1M33S</meta:editing-duration>
    <meta:editing-cycles>1</meta:editing-cycles>
    <meta:document-statistic meta:table-count="0" meta:image-count="0" meta:object-count="0" meta:page-count="1" meta:paragraph-count="15" meta:word-count="88" meta:character-count="861" meta:non-whitespace-character-count="788"/>
    <meta:generator>LibreOffice/5.1.6.2$Linux_x86 LibreOffice_project/10m0$Build-2</meta:generator>
  </office:meta>
</office:document-meta>
</file>